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office:automatic-styles>
  <office:body>
    <office:text>
      <text:p text:style-name="Title">A Bibliography of <text:span text:style-name="T1">Ægypt</text:span> by John Crowley</text:p>
      <text:p text:style-name="Author">Brian Murphy</text:p>
      <text:h text:style-name="Heading_20_1" text:outline-level="1"><text:bookmark-start text:name="a-bibliography-of-ægypt-by-john-crowley"/>A Bibliography of Ægypt by John Crowley<text:bookmark-end text:name="a-bibliography-of-ægypt-by-john-crowley"/></text:h>
      <text:p text:style-name="First_20_paragraph"><text:span text:style-name="T1">Compiled by Brian Murphy</text:span></text:p>
      <text:p text:style-name="Text_20_body">The goal is to list all of the books and authors mentioned throughout <text:span text:style-name="T1">Ægypt</text:span>, or <text:span text:style-name="T1">The Solitudes</text:span>, by chapter. Footnotes to each chapter heading will list the authors that are mentioned within that chapter. And, a complete list of those authors are listed at the end in alphabetical order by the first name. If a chapter is missing below, then it likely did not have a book that was mentioned within it.</text:p>
      <text:h text:style-name="Heading_20_2" text:outline-level="2"><text:bookmark-start text:name="authors-note^43"/>Author's Note<text:note text:id="ftn0" text:note-class="footnote"><text:note-citation>1</text:note-citation><text:note-body><text:p text:style-name="Footnote">Authors Mentioned: Joseph Campbell, Elizabeth L. Eisenstein, Mircea Eliade, Peter French, Hans Jonas, Frank E. &amp; Fritz P. Manuel, Giorgio di Santillana, Stephen Schoenbaum, Wayne Shumaker, Keith Thomas, Lynn Thorndike, D. P. Walker, Dame Francis Yates, John Mitchell, Katerine Maltwood, Robert Graves, Lois Rose, Richard Deacon, Walter Scott, Luis de Góngora.</text:p></text:note-body></text:note><text:bookmark-end text:name="authors-note^43"/></text:h>
      <text:list text:style-name="L1">
        <text:list-item>
          <text:p text:style-name="P1">Hermetica. Walter Scott.</text:p>
        </text:list-item>
        <text:list-item>
          <text:p text:style-name="P1">Soledades. Luis de Góngora. Translator, Gilbert P. Cunningham.</text:p>
        </text:list-item>
      </text:list>
      <text:h text:style-name="Heading_20_2" text:outline-level="2"><text:bookmark-start text:name="the-prologue-on-earth"/>The Prologue on Earth<text:bookmark-end text:name="the-prologue-on-earth"/></text:h>
      <text:list text:style-name="L2">
        <text:list-item>
          <text:p text:style-name="P2">Bruno, Giordano. <text:span text:style-name="T1">De monade, numero et figura</text:span>. 1961.</text:p>
        </text:list-item>
      </text:list>
      <text:h text:style-name="Heading_20_2" text:outline-level="2"><text:bookmark-start text:name="vita---one^39"/>Vita - One<text:note text:id="ftn1" text:note-class="footnote"><text:note-citation>2</text:note-citation><text:note-body><text:p text:style-name="Footnote">Authors Mentioned: Peter Ramus</text:p></text:note-body></text:note><text:bookmark-end text:name="vita---one^39"/></text:h>
      <text:list text:style-name="L3">
        <text:list-item>
          <text:p text:style-name="P3">De Góngora Y Argote, Luis. <text:span text:style-name="T1">The Solitudes of Luis De Góngora</text:span>. 1968.</text:p>
        </text:list-item>
      </text:list>
      <text:h text:style-name="Heading_20_2" text:outline-level="2"><text:bookmark-start text:name="vita---two"/>Vita - Two<text:bookmark-end text:name="vita---two"/></text:h>
      <text:list text:style-name="L4">
        <text:list-item>
          <text:p text:style-name="P4">Kraft, Fellowes. <text:span text:style-name="T1">Darkling Plain</text:span>.<text:note text:id="ftn2" text:note-class="footnote"><text:note-citation>3</text:note-citation><text:note-body><text:p text:style-name="Footnote">This is a fictional book created by John Crowley.</text:p></text:note-body></text:note></text:p>
        </text:list-item>
        <text:list-item>
          <text:p text:style-name="P4">Burnett, Frances Hodgson, and Sue Ullstein. <text:span text:style-name="T1">The Secret Garden</text:span>. Longman Publishing Group, 1975.</text:p>
        </text:list-item>
        <text:list-item>
          <text:p text:style-name="P4">Norton, Mary. <text:span text:style-name="T1">The Borrowers Abroad</text:span>.<text:note text:id="ftn3" text:note-class="footnote"><text:note-citation>4</text:note-citation><text:note-body><text:p text:style-name="Footnote">This is a fictional book created by John Crowley.</text:p></text:note-body></text:note><text:note text:id="ftn4" text:note-class="footnote"><text:note-citation>5</text:note-citation><text:note-body><text:p text:style-name="Footnote">There is no novel by Norton titled <text:span text:style-name="T1">The Borrowers Abroad</text:span>. This may have been deliberate by Crowley, or an accident, since all of the books are named in a similar pattern (i.e. <text:span text:style-name="T1">The Borrowers Afield</text:span>, <text:span text:style-name="T1">The Borrowers Afloat</text:span>, <text:span text:style-name="T1">The Borrowers Afield</text:span>, <text:span text:style-name="T1">The Borrowers Avenged</text:span>. More research could be done to see if this was a proposed title of another book in the series, or if this was a subtle way to shift the book away from the reality, or history in this case, that we experience as the reader.)</text:p></text:note-body></text:note></text:p>
        </text:list-item>
        <text:list-item>
          <text:p text:style-name="P4">Kraft, Fellowes. <text:span text:style-name="T1">Under Saturn, A Novel of Wallenstein</text:span><text:note text:id="ftn5" text:note-class="footnote"><text:note-citation>6</text:note-citation><text:note-body><text:p text:style-name="Footnote">This is a fictional book created by John Crowley.</text:p></text:note-body></text:note><text:note text:id="ftn6" text:note-class="footnote"><text:note-citation>7</text:note-citation><text:note-body><text:p text:style-name="Footnote">Seems to be based on the biography of Wallenstein: Watson, Francis. <text:span text:style-name="T1">Wallenstein, Soldier Under Saturn</text:span>. 1969.</text:p></text:note-body></text:note></text:p>
        </text:list-item>
        <text:list-item>
          <text:p text:style-name="P4">Kraft, Fellowes. <text:span text:style-name="T1">Bitten Apples</text:span><text:note text:id="ftn7" text:note-class="footnote"><text:note-citation>8</text:note-citation><text:note-body><text:p text:style-name="Footnote">This is a fictional book created by John Crowley.</text:p></text:note-body></text:note></text:p>
        </text:list-item>
      </text:list>
      <text:h text:style-name="Heading_20_2" text:outline-level="2"><text:bookmark-start text:name="vita---three^40"/>Vita - Three<text:note text:id="ftn8" text:note-class="footnote"><text:note-citation>9</text:note-citation><text:note-body><text:p text:style-name="Footnote">Authors Mentioned: Lady Mary Wortley Montagu, Luis de Góngora, Percy Bysshe Shelley </text:p></text:note-body></text:note><text:bookmark-end text:name="vita---three^40"/></text:h>
      <text:list text:style-name="L5">
        <text:list-item>
          <text:p text:style-name="P5">De Góngora Y Argote, Luis. <text:span text:style-name="T1">The Solitudes of Luis De Góngora</text:span>. 1968.<text:note text:id="ftn9" text:note-class="footnote"><text:note-citation>10</text:note-citation><text:note-body><text:p text:style-name="Footnote">Crowley quotes Cunningham's translation of the First Solitude lines 94-96 and then 108-111, then 112-116. Then switches to the original Spanish for pieces of lines 113-114, and then again the Spainish for lines 119-121</text:p></text:note-body></text:note></text:p>
        </text:list-item>
      </text:list>
      <text:h text:style-name="Heading_20_2" text:outline-level="2"><text:bookmark-start text:name="vita---four"/>Vita - Four<text:bookmark-end text:name="vita---four"/></text:h>
      <text:list text:style-name="L6">
        <text:list-item>
          <text:p text:style-name="P6">Barr, Frank Walker. <text:span text:style-name="T1">Time's Body</text:span>.<text:note text:id="ftn10" text:note-class="footnote"><text:note-citation>11</text:note-citation><text:note-body><text:p text:style-name="Footnote">This is a fictional book created by John Crowley.</text:p></text:note-body></text:note> </text:p>
        </text:list-item>
        <text:list-item>
          <text:p text:style-name="P6">Barr, Frank Walker. <text:span text:style-name="T1">Mythos and Tyrannos</text:span>.<text:note text:id="ftn11" text:note-class="footnote"><text:note-citation>12</text:note-citation><text:note-body><text:p text:style-name="Footnote">This is a fictional book created by John Crowley.</text:p></text:note-body></text:note></text:p>
        </text:list-item>
        <text:list-item>
          <text:p text:style-name="P6"><text:span text:style-name="T1">Seven Sobs of a Sorrowful Soule for Sinne</text:span>. 1597.</text:p>
        </text:list-item>
        <text:list-item>
          <text:p text:style-name="P6">Shakespeare, William. <text:span text:style-name="T1">Measure for Measure</text:span>. Cambridge UP, 2006.</text:p>
        </text:list-item>
        <text:list-item>
          <text:p text:style-name="P6"><text:span text:style-name="T1">Unknown Volumes of Encyclopedia Britannica</text:span>. 1939.<text:note text:id="ftn12" text:note-class="footnote"><text:note-citation>13</text:note-citation><text:note-body><text:p text:style-name="Footnote">I am assuming the 1939 edition since Pierce mentions bringing several volumes of this fictitious version with him to Blackberry Jams.</text:p></text:note-body></text:note></text:p>
        </text:list-item>
        <text:list-item>
          <text:p text:style-name="P6">Malory, Thomas, and Sidney Lanier. <text:span text:style-name="T1">The Boy’s King Arthur: Being Sir Thomas Malory’s History of King Arthur and His Knights of the Round Table</text:span>. 1921.</text:p>
        </text:list-item>
        <text:list-item>
          <text:p text:style-name="P6">Kraft, Fellowes. <text:span text:style-name="T1">Bruno's Journey</text:span>. 1931<text:note text:id="ftn13" text:note-class="footnote"><text:note-citation>14</text:note-citation><text:note-body><text:p text:style-name="Footnote">This is a fictional book created by John Crowley.</text:p></text:note-body></text:note></text:p>
        </text:list-item>
      </text:list>
      <text:h text:style-name="Heading_20_2" text:outline-level="2"><text:bookmark-start text:name="vita---five^5"/>VITA - Five<text:note text:id="ftn14" text:note-class="footnote"><text:note-citation>15</text:note-citation><text:note-body><text:p text:style-name="Footnote">Authors Mentioned: Homer, Sophocles, Dante, Shakespeare, Cervantes</text:p></text:note-body></text:note><text:bookmark-end text:name="vita---five^5"/></text:h>
      <text:list text:style-name="L7">
        <text:list-item>
          <text:p text:style-name="P7">Virgil. <text:span text:style-name="T1">Virgil’s Eclogues</text:span>. University of Pennsylvania Press. 2011.<text:note text:id="ftn15" text:note-class="footnote"><text:note-citation>16</text:note-citation><text:note-body><text:p text:style-name="Footnote">Line 6, "Iam redit et Virgo, redeunt Saturnia regna" "The virgin reappears and Saturn reigns" <text:a xlink:type="simple" xlink:href="https://la.wikisource.org/wiki/Eclogae_vel_bucolica/Ecloga_IV" office:name=""><text:span text:style-name="Definition">https://la.wikisource.org/wiki/Eclogae_vel_bucolica/Ecloga_IV</text:span></text:a></text:p></text:note-body></text:note></text:p>
        </text:list-item>
        <text:list-item>
          <text:p text:style-name="P7">Dante. <text:span text:style-name="T1">Divine Comedy</text:span>. Modern Library. 1950</text:p>
        </text:list-item>
      </text:list>
      <text:h text:style-name="Heading_20_2" text:outline-level="2"><text:bookmark-start text:name="vita---six^6"/>Vita - Six<text:note text:id="ftn16" text:note-class="footnote"><text:note-citation>17</text:note-citation><text:note-body><text:p text:style-name="Footnote">Authors Mentioned: Giambattista Vico, Grimm, Frobenius, George Santayana, Giorgio di Santillana, Anthony Trollope</text:p></text:note-body></text:note><text:bookmark-end text:name="vita---six^6"/></text:h>
      <text:list text:style-name="L8">
        <text:list-item>
          <text:p text:style-name="P8">Rose, Lois. <text:span text:style-name="T1">Steganography</text:span>.<text:note text:id="ftn17" text:note-class="footnote"><text:note-citation>18</text:note-citation><text:note-body><text:p text:style-name="Footnote">This is a fictional book created by John Crowley.</text:p></text:note-body></text:note></text:p>
        </text:list-item>
        <text:list-item>
          <text:p text:style-name="P8">Bates, Lizzie. <text:span text:style-name="T1">Stories of the Flowers</text:span>. 1872.</text:p>
        </text:list-item>
        <text:list-item>
          <text:p text:style-name="P8">Perlesvaus. <text:span text:style-name="T1">The High History of the Holy Graal</text:span>. 1898.</text:p>
        </text:list-item>
        <text:list-item>
          <text:p text:style-name="P8">Sprat, Thomas. <text:span text:style-name="T1">The History of the Royal Society of London, for the Improving of Natural Knowledge</text:span>. 1667.</text:p>
        </text:list-item>
        <text:list-item>
          <text:p text:style-name="P8">Frazer, James George. <text:span text:style-name="T1">The Golden Bough: A Study in Magic and Religion</text:span>. 1932.</text:p>
        </text:list-item>
        <text:list-item>
          <text:p text:style-name="P8">Longfellow, Henry Wadsworth. <text:span text:style-name="T1">The Golden Legend</text:span>. 1878.</text:p>
        </text:list-item>
        <text:list-item>
          <text:p text:style-name="P8">Apuleius. <text:span text:style-name="T1">The Golden Ass</text:span>. Penguin UK, 1998.</text:p>
        </text:list-item>
        <text:list-item>
          <text:p text:style-name="P8">Hyginus. <text:span text:style-name="T1">Poeticon Astronomicon</text:span>. 1502.</text:p>
        </text:list-item>
        <text:list-item>
          <text:p text:style-name="P8">Huizinga, J. <text:span text:style-name="T1">The Waning of the Middle Ages: A Study of the Forms of Life, Thought and Art in France and The Netherlands in the XIVth and XVth Centuries</text:span>. Pickle Partners Publishing, 2016.</text:p>
        </text:list-item>
        <text:list-item>
          <text:p text:style-name="P8">Burgess, Thornton W. <text:span text:style-name="T1">Old Mother West Wind</text:span>. Courier Corporation, 2012.<text:note text:id="ftn18" text:note-class="footnote"><text:note-citation>19</text:note-citation><text:note-body><text:p text:style-name="Footnote">Mentioned by Crowley as "Old Mother Westwind"</text:p></text:note-body></text:note></text:p>
        </text:list-item>
        <text:list-item>
          <text:p text:style-name="P8">Miss Martha's History Book<text:note text:id="ftn19" text:note-class="footnote"><text:note-citation>20</text:note-citation><text:note-body><text:p text:style-name="Footnote">A completely unnamed history book belonging to Miss Martha, Pierce's uncle Sam's Houskeeper.</text:p></text:note-body></text:note></text:p>
        </text:list-item>
      </text:list>
      <text:h text:style-name="Heading_20_2" text:outline-level="2"><text:bookmark-start text:name="vita---seven^8"/>Vita - Seven<text:note text:id="ftn20" text:note-class="footnote"><text:note-citation>21</text:note-citation><text:note-body><text:p text:style-name="Footnote">Author's Mentioned: Æneas.</text:p></text:note-body></text:note><text:bookmark-end text:name="vita---seven^8"/></text:h>
      <text:list text:style-name="L9">
        <text:list-item>
          <text:p text:style-name="P9">Shakespeare, William. <text:span text:style-name="T1">Shakespeare’s King Henry VIII</text:span>. 1912.</text:p>
        </text:list-item>
      </text:list>
      <text:h text:style-name="Heading_20_2" text:outline-level="2"><text:bookmark-start text:name="lucrum---one^9"/>Lucrum - One<text:note text:id="ftn21" text:note-class="footnote"><text:note-citation>22</text:note-citation><text:note-body><text:p text:style-name="Footnote">Author's Mentioned: Aeschylus, Euripides, Leland, Polydore Virgil, Charles Dickens, Sir Walter Scott, </text:p></text:note-body></text:note><text:bookmark-end text:name="lucrum---one^9"/></text:h>
      <text:list text:style-name="L10">
        <text:list-item>
          <text:p text:style-name="P10">Sidney, Phillip, Sir. <text:span text:style-name="T1">The Lady of May</text:span>. 1598.</text:p>
        </text:list-item>
        <text:list-item>
          <text:p text:style-name="P10">Holinshed, Raphael. <text:span text:style-name="T1">Holinshed’s Chronicals: Richard II, 1398-1400, Henry IV and Henry V.</text:span> 1923.</text:p>
        </text:list-item>
        <text:list-item>
          <text:p text:style-name="P10">Monardes, Nicolás. <text:span text:style-name="T1">Joyfull Newes Out of the Newe Founde Worlde</text:span>. Walter J. Johnson Incorporated, 1970.</text:p>
        </text:list-item>
        <text:list-item>
          <text:p text:style-name="P10">Plutarch and North, Thomas, Sir. <text:span text:style-name="T1">Lives. Englished</text:span>. London Dent. 1894.</text:p>
        </text:list-item>
      </text:list>
      <text:h text:style-name="Heading_20_2" text:outline-level="2"><text:bookmark-start text:name="lucrum---three^10"/>Lucrum - Three<text:note text:id="ftn22" text:note-class="footnote"><text:note-citation>23</text:note-citation><text:note-body><text:p text:style-name="Footnote">Author's Mentioned: Gerardus Mercator, Tycho Brahe </text:p></text:note-body></text:note><text:bookmark-end text:name="lucrum---three^10"/></text:h>
      <text:list text:style-name="L11">
        <text:list-item>
          <text:p text:style-name="P11">Trithemius, Johann. <text:span text:style-name="T1">Johannis Trithemii ... Steganographia...Illustrata a Wolfgango Ernesto Heidel</text:span>. 1676.</text:p>
        </text:list-item>
        <text:list-item>
          <text:p text:style-name="P11">Dee, John. <text:span text:style-name="T1">Propædeumata Aphoristica Ioannis Dee, Londinensis, De Præstantioribus Quibusdam Naturæ Virtutibus</text:span>. 1568.</text:p>
        </text:list-item>
        <text:list-item>
          <text:p text:style-name="P11"><text:span text:style-name="T1">Talbot's Unnamed Enochian Manuscript</text:span><text:note text:id="ftn23" text:note-class="footnote"><text:note-citation>24</text:note-citation><text:note-body><text:p text:style-name="Footnote">This is a fictional book created by John Crowley.</text:p></text:note-body></text:note></text:p>
        </text:list-item>
      </text:list>
      <text:h text:style-name="Heading_20_2" text:outline-level="2"><text:bookmark-start text:name="lucrum---four^12"/>Lucrum - Four<text:note text:id="ftn24" text:note-class="footnote"><text:note-citation>25</text:note-citation><text:note-body><text:p text:style-name="Footnote">Authors Mentioned: Giordano Bruno, Copernicus, Galileo Galilei, Thomas Aquinas, Dante, Aristotle, Hermes Trismegistus, Cicero, Lactantius, Plato, Virgil, Pythagoras, Plotinus, Jean-François Champollion, E. A. Wallis Budge. Margaret Mead, Aleister Crowley, Martin del Rio "Delrio," Johannes Kepler, René Descartes, Francis Bacon, Isaac Newton, Proclus, Iamblichus, Paracelsus</text:p></text:note-body></text:note><text:bookmark-end text:name="lucrum---four^12"/></text:h>
      <text:list text:style-name="L12">
        <text:list-item>
          <text:p text:style-name="P12">Mead, G.R.S. <text:span text:style-name="T1">Thrice-greatest Hermes</text:span>. London and Benares. 1906.</text:p>
        </text:list-item>
        <text:list-item>
          <text:p text:style-name="P12">Beeson, Charles H. “A History of Magic and Experimental Science During the First Thirteen Centuries of Our Era. Lynn Thorndyke.” <text:span text:style-name="T1">Classical Philology</text:span>, vol. 20, no. 2, Apr. 1925, pp. 163–67. <text:a xlink:type="simple" xlink:href="https://doi.org/10.1086/360664" office:name=""><text:span text:style-name="Definition">https://doi.org/10.1086/360664</text:span></text:a>.</text:p>
        </text:list-item>
        <text:list-item>
          <text:p text:style-name="P12">Bruno, Giordano. <text:span text:style-name="T1">Opera Omnia</text:span>. 1854.</text:p>
        </text:list-item>
        <text:list-item>
          <text:p text:style-name="P12">---. <text:span text:style-name="T1">Jordani Bruni Opera Latine Conscripta</text:span>. 1962.</text:p>
        </text:list-item>
      </text:list>
      <text:h text:style-name="Heading_20_2" text:outline-level="2"><text:bookmark-start text:name="lucrum---five^13"/>Lucrum - Five<text:note text:id="ftn25" text:note-class="footnote"><text:note-citation>26</text:note-citation><text:note-body><text:p text:style-name="Footnote">Authors Mentioned: Giordano Bruno, Agrippa (unsure which one), Gerolamo Cardano, John Galsworthy, </text:p></text:note-body></text:note><text:bookmark-end text:name="lucrum---five^13"/></text:h>
      <text:list text:style-name="L13">
        <text:list-item>
          <text:p text:style-name="P13">Kraft, Fellowes. <text:span text:style-name="T1">The Court of Silk and Blood</text:span>.<text:note text:id="ftn26" text:note-class="footnote"><text:note-citation>27</text:note-citation><text:note-body><text:p text:style-name="Footnote">This is a fictional book created by John Crowley.</text:p></text:note-body></text:note></text:p>
        </text:list-item>
        <text:list-item>
          <text:p text:style-name="P13">Kraft, Fellowes. <text:span text:style-name="T1">A Passage at Arms</text:span>.<text:note text:id="ftn27" text:note-class="footnote"><text:note-citation>28</text:note-citation><text:note-body><text:p text:style-name="Footnote">This is a fictional book created by John Crowley.</text:p></text:note-body></text:note></text:p>
        </text:list-item>
        <text:list-item>
          <text:p text:style-name="P13">Unnamed <text:span text:style-name="T1">Nancy Drew Mystery Stories</text:span> Novel.</text:p>
        </text:list-item>
        <text:list-item>
          <text:p text:style-name="P13">Unnamed <text:span text:style-name="T1">Mr. Moto</text:span> novel by John P. Marquand. </text:p>
        </text:list-item>
      </text:list>
      <text:h text:style-name="Heading_20_2" text:outline-level="2"><text:bookmark-start text:name="lucrum---six"/>Lucrum - Six<text:bookmark-end text:name="lucrum---six"/></text:h>
      <text:list text:style-name="L14">
        <text:list-item>
          <text:p text:style-name="P14"><text:span text:style-name="T1">TV Guide</text:span>.</text:p>
        </text:list-item>
        <text:list-item>
          <text:p text:style-name="P14"><text:span text:style-name="T1">Faraway Crier</text:span>.<text:note text:id="ftn28" text:note-class="footnote"><text:note-citation>29</text:note-citation><text:note-body><text:p text:style-name="Footnote">This is a fictional book created by John Crowley.</text:p></text:note-body></text:note></text:p>
        </text:list-item>
        <text:list-item>
          <text:p text:style-name="P14">Kraft, Fellowes. <text:span text:style-name="T1">Sit Down, Sorrow</text:span>.<text:note text:id="ftn29" text:note-class="footnote"><text:note-citation>30</text:note-citation><text:note-body><text:p text:style-name="Footnote">This is a fictional book created by John Crowley.</text:p></text:note-body></text:note><text:note text:id="ftn30" text:note-class="footnote"><text:note-citation>31</text:note-citation><text:note-body><text:p text:style-name="Footnote">A memoir of Fellowes Kraft.</text:p></text:note-body></text:note></text:p>
        </text:list-item>
      </text:list>
      <text:h text:style-name="Heading_20_2" text:outline-level="2"><text:bookmark-start text:name="lucrum---seven^15"/>Lucrum - Seven<text:note text:id="ftn31" text:note-class="footnote"><text:note-citation>32</text:note-citation><text:note-body><text:p text:style-name="Footnote">Author's Mentioned: Karl Marx </text:p></text:note-body></text:note><text:bookmark-end text:name="lucrum---seven^15"/></text:h>
      <text:list text:style-name="L15">
        <text:list-item>
          <text:p text:style-name="P15">Seneschal, Jean Le, and Gaston Raynaud. <text:span text:style-name="T1">Les Cent Ballades : Poème Du XIV[E] Siècle</text:span>. 1905, p221.</text:p>
        </text:list-item>
        <text:list-item>
          <text:p text:style-name="P15"><text:span text:style-name="T1">The Eighteenth Brumaire of Louis Bonaparte</text:span>, Charles H. Kerr, Chicago, 1907.<text:note text:id="ftn32" text:note-class="footnote"><text:note-citation>33</text:note-citation><text:note-body><text:p text:style-name="Footnote">""Hegel says somewhere that all great historic facts and personages recur twice. He forgot to add: "Once as tragedy, and again as farce." Caussidiere for Danton, Louis Blanc for Robespierre, the "Mountain" of 1848-51 for the. "Mountain" of 1793-95, the Nephew for the Uncle. The identical caricature marks also the conditions under which the second edition of the eighteenth Brumaire is issued."</text:p></text:note-body></text:note></text:p>
        </text:list-item>
        <text:list-item>
          <text:p text:style-name="P15"><text:span text:style-name="T1">Phaeton's Car</text:span>.<text:note text:id="ftn33" text:note-class="footnote"><text:note-citation>34</text:note-citation><text:note-body><text:p text:style-name="Footnote">This is a fictional book created by John Crowley.</text:p></text:note-body></text:note><text:note text:id="ftn34" text:note-class="footnote"><text:note-citation>35</text:note-citation><text:note-body><text:p text:style-name="Footnote">Fictitious book apparently a play on Francis Bacon's <text:span text:style-name="T1">Of Vicissitude of Things</text:span> "Phaeton's car went but a day: and the three years drought in the time of Elias, was but particular, and left people alive." Para. 60. It is apparently a fictional renaming of <text:span text:style-name="T1">The Chariot of the Gods</text:span> (Von Däniken, Erich. <text:span text:style-name="T1">Chariots of the Gods?: Unsolved Mysteries of the Past</text:span>. 1973.)</text:p></text:note-body></text:note></text:p>
        </text:list-item>
        <text:list-item>
          <text:p text:style-name="P15"><text:span text:style-name="T1">Worlds in Division</text:span>.<text:note text:id="ftn35" text:note-class="footnote"><text:note-citation>36</text:note-citation><text:note-body><text:p text:style-name="Footnote">This is a fictional book created by John Crowley.</text:p></text:note-body></text:note></text:p>
        </text:list-item>
        <text:list-item>
          <text:p text:style-name="P15"><text:span text:style-name="T1">Dawn of the Druids</text:span>.<text:note text:id="ftn36" text:note-class="footnote"><text:note-citation>37</text:note-citation><text:note-body><text:p text:style-name="Footnote">This is a fictional book created by John Crowley.</text:p></text:note-body></text:note></text:p>
        </text:list-item>
      </text:list>
      <text:h text:style-name="Heading_20_2" text:outline-level="2"><text:bookmark-start text:name="lucrum---eight^19"/>Lucrum - Eight<text:note text:id="ftn37" text:note-class="footnote"><text:note-citation>38</text:note-citation><text:note-body><text:p text:style-name="Footnote">Authors Mentioned: Rablelais</text:p></text:note-body></text:note><text:bookmark-end text:name="lucrum---eight^19"/></text:h>
      <text:list text:style-name="L16">
        <text:list-item>
          <text:p text:style-name="P16">Lanier, Sidney and Wyeth, N. C., Illustrator. <text:span text:style-name="T1">The Boy's King Arthur. Scribner's Illustrated Classics. Sir Thomas Malory's History of King Arthur and His Knights of the Round Table</text:span>. Charles Scribner's Sons. 1937.</text:p>
        </text:list-item>
        <text:list-item>
          <text:p text:style-name="P16">Briggs, Austin. <text:span text:style-name="T1">Flash Gordon</text:span>. 1940-1948.</text:p>
        </text:list-item>
      </text:list>
      <text:h text:style-name="Heading_20_2" text:outline-level="2"><text:bookmark-start text:name="fratres---two^20"/>Fratres - Two<text:note text:id="ftn38" text:note-class="footnote"><text:note-citation>39</text:note-citation><text:note-body><text:p text:style-name="Footnote">Authors Mentioned: Norton, Norris, Nofzinger, Mackenzie, Macauley, Macdonald, Ross Lockbridge, Joseph Lincoln, Shellabarger, Costain, Milton </text:p></text:note-body></text:note><text:bookmark-end text:name="fratres---two^20"/></text:h>
      <text:list text:style-name="L17">
        <text:list-item>
          <text:p text:style-name="P17"><text:span text:style-name="T1">New York Times</text:span>.</text:p>
        </text:list-item>
        <text:list-item>
          <text:p text:style-name="P17"><text:span text:style-name="T1">Phaeton</text:span>’<text:span text:style-name="T1">s Car</text:span>.<text:note text:id="ftn39" text:note-class="footnote"><text:note-citation>40</text:note-citation><text:note-body><text:p text:style-name="Footnote">This is a fictional book created by John Crowley.</text:p></text:note-body></text:note><text:note text:id="ftn40" text:note-class="footnote"><text:note-citation>41</text:note-citation><text:note-body><text:p text:style-name="Footnote">Fictitious book apparently a play on Francis Bacon's <text:span text:style-name="T1">Of Vicissitude of Things</text:span> "Phaeton's car went but a day: and the three years drought in the time of Elias, was but particular, and left people alive." Para. 60. It is apparently a fictional renaming of <text:span text:style-name="T1">The Chariot of the Gods</text:span> (Von Däniken, Erich. <text:span text:style-name="T1">Chariots of the Gods?: Unsolved Mysteries of the Past</text:span>. 1973.)</text:p></text:note-body></text:note></text:p>
        </text:list-item>
        <text:list-item>
          <text:p text:style-name="P17">Niblick, Helen. <text:span text:style-name="T1">The Way's Far Turning</text:span>.<text:note text:id="ftn41" text:note-class="footnote"><text:note-citation>42</text:note-citation><text:note-body><text:p text:style-name="Footnote">This is a fictional book created by John Crowley.</text:p></text:note-body></text:note></text:p>
        </text:list-item>
        <text:list-item>
          <text:p text:style-name="P17">Kraft, Fellowes. <text:span text:style-name="T1">The Book of a Hundred Chapters</text:span>.<text:note text:id="ftn42" text:note-class="footnote"><text:note-citation>43</text:note-citation><text:note-body><text:p text:style-name="Footnote">This is a fictional book created by John Crowley.</text:p></text:note-body></text:note></text:p>
        </text:list-item>
        <text:list-item>
          <text:p text:style-name="P17"><text:span text:style-name="T1">Dictionary of National Biography</text:span>. 1961.</text:p>
        </text:list-item>
        <text:list-item>
          <text:p text:style-name="P17">Benians, Ernest Alfred. <text:span text:style-name="T1">The Cambridge Modern History</text:span>. Cambridge : UP, 1907.</text:p>
        </text:list-item>
        <text:list-item>
          <text:p text:style-name="P17">Herbermann, Charles George. <text:span text:style-name="T1">The Catholic Encyclopedia: An International Work of Reference on the Constitution, Doctrine, Discipline, and History of the Catholic Church</text:span>. 1908.</text:p>
        </text:list-item>
        <text:list-item>
          <text:p text:style-name="P17">Barr, Franks Walker. Unnamed collected works of histories. </text:p>
        </text:list-item>
        <text:list-item>
          <text:p text:style-name="P17"><text:span text:style-name="T1">Unnamed Bible</text:span>.</text:p>
        </text:list-item>
        <text:list-item>
          <text:p text:style-name="P17">Stedman, Joseph F. <text:span text:style-name="T1">My Sunday Missal: Using New Translation From New Testament and a Simplified Method of Following Mass With an Explanation Before Each Mass of Its Theme</text:span>. Confraternity of the Precious Blood, 1961.<text:note text:id="ftn43" text:note-class="footnote"><text:note-citation>44</text:note-citation><text:note-body><text:p text:style-name="Footnote">Title given in Aegypt is <text:span text:style-name="T1">Our Sunday Missal</text:span> which could have been a misremembering of Crowley's part, or another slight alteration of the book's world from our own. Either way, this is the closest thing I can see Pierce having on his shelf.</text:p></text:note-body></text:note></text:p>
        </text:list-item>
        <text:list-item>
          <text:p text:style-name="P17">Shakespeare, William. <text:span text:style-name="T1">Unknown volumes of the Yale Shakespeare</text:span></text:p>
        </text:list-item>
        <text:list-item>
          <text:p text:style-name="P17">Dee, John. <text:span text:style-name="T1">Monas hieroglyphica</text:span>. Antwerp, 1564.</text:p>
        </text:list-item>
        <text:list-item>
          <text:p text:style-name="P17">Thorndike, Lynn. <text:span text:style-name="T1">Four Unnamed Volumes</text:span>.<text:note text:id="ftn44" text:note-class="footnote"><text:note-citation>45</text:note-citation><text:note-body><text:p text:style-name="Footnote">While the four volumes are not mentioned by name, we can make some guesses as to which they are since they are a part of the "secondary sources" mentioned for Pierce's novel. ( i.e. <text:span text:style-name="T1">The Place of Magic in the Intellectual History of Europe</text:span>, <text:span text:style-name="T1">The History of Medieval Europe</text:span>, up to any four of the eight volumes of the <text:span text:style-name="T1">History of Magic and Experimental Science</text:span>, <text:span text:style-name="T1">Check-list of Rotographs in the History of Natural and Occult Sciences</text:span>, <text:span text:style-name="T1">[</text:span>The Sphere of Sacrobosco and its Commentators,<text:span text:style-name="T1">](</text:span><text:a xlink:type="simple" xlink:href="http://hdl.handle.net/2027/mdp.39015025028716" office:name=""><text:span text:style-name="Definition"><text:span text:style-name="T1">http://hdl.handle.net/2027/mdp.39015025028716</text:span></text:span></text:a><text:span text:style-name="T1">)</text:span>, etc. )</text:p></text:note-body></text:note></text:p>
        </text:list-item>
        <text:list-item>
          <text:p text:style-name="P17">Sacrobosco, Earl. <text:span text:style-name="T1">Unnamed Astronomy Textbook</text:span>.<text:note text:id="ftn45" text:note-class="footnote"><text:note-citation>46</text:note-citation><text:note-body><text:p text:style-name="Footnote">This is a fictional book created by John Crowley.</text:p></text:note-body></text:note></text:p>
        </text:list-item>
        <text:list-item>
          <text:p text:style-name="P17">Lewis, Charlton T. <text:span text:style-name="T1">Lewis and Short Latin Dictionary</text:span>. 1966.</text:p>
        </text:list-item>
        <text:list-item>
          <text:p text:style-name="P17">Davidson, Gustav. <text:span text:style-name="T1">A DICTIONARY OF ANGELS : INCL. THE FALLEN ANGELS</text:span>. 1971.<text:note text:id="ftn46" text:note-class="footnote"><text:note-citation>47</text:note-citation><text:note-body><text:p text:style-name="Footnote">While this is not named outright and is simply referred to as "a dictionary of angels" it is by far the most famous published prior to the 1980s and is likely the one Crowley was referring to.</text:p></text:note-body></text:note></text:p>
        </text:list-item>
        <text:list-item>
          <text:p text:style-name="P17"><text:span text:style-name="T1">Unnamed Big Dictionary</text:span>.</text:p>
        </text:list-item>
        <text:list-item>
          <text:p text:style-name="P17"><text:span text:style-name="T1">Unnamed Big Picture Book of Clocks</text:span>.<text:note text:id="ftn47" text:note-class="footnote"><text:note-citation>48</text:note-citation><text:note-body><text:p text:style-name="Footnote">There are a few possibilities here as to what this books could have been. I'm simply going to list the most likely candidates here: "The Book of Clocks" by David Thompson (1971), "Clocks and Watches" by Eric Bruton (1973), "The Art of the Clockmaker" by Tardy (early 1970s), "The Lore of the Clock" by G. H. Baillie (1973).</text:p></text:note-body></text:note></text:p>
        </text:list-item>
        <text:list-item>
          <text:p text:style-name="P17"><text:span text:style-name="T1">Unknown Volumes of Encyclopedia Britannica</text:span>. 1939.<text:note text:id="ftn48" text:note-class="footnote"><text:note-citation>49</text:note-citation><text:note-body><text:p text:style-name="Footnote">The Encyclopedia Britannica became the first encyclopedia to undergo continual revisions in 1933. Crowley mentions "Several volumes of the 1939 edition" in this chapter, but there was not a specific edition published that year and as such it is impossible to easily tell what volumes of the 1933 14th edition were reprinted during 1939 specifically. Again this could be either intentional by Crowley subtly showing the differences between our world and the book's, or he simply could have chosen a date. Personally, I think it is likely the former.</text:p></text:note-body></text:note></text:p>
        </text:list-item>
        <text:list-item>
          <text:p text:style-name="P17"><text:span text:style-name="T1">Unknown Big Shakespeare</text:span>.</text:p>
        </text:list-item>
        <text:list-item>
          <text:p text:style-name="P17"><text:span text:style-name="T1">Unknown Big Bible</text:span>.</text:p>
        </text:list-item>
        <text:list-item>
          <text:p text:style-name="P17">Murphy, John and et. al. <text:span text:style-name="T1">The Holy Bible : translated from the Latin Vulgate: ...</text:span> University of Toronto, 1914.<text:note text:id="ftn49" text:note-class="footnote"><text:note-citation>50</text:note-citation><text:note-body><text:p text:style-name="Footnote">The Douay-Rheims Bible, sometimes known simply as the Douai Bible was a translation for the Latin Vulgate completed by the English College, Douai in 1582 &amp; 1609.</text:p></text:note-body></text:note></text:p>
        </text:list-item>
      </text:list>
      <text:h text:style-name="Heading_20_2" text:outline-level="2"><text:bookmark-start text:name="fratres---three^28"/>Fratres - Three<text:note text:id="ftn50" text:note-class="footnote"><text:note-citation>51</text:note-citation><text:note-body><text:p text:style-name="Footnote">Authors Mentioned: Marsilio Ficino, Robert Fludd </text:p></text:note-body></text:note><text:bookmark-end text:name="fratres---three^28"/></text:h>
      <text:list text:style-name="L18">
        <text:list-item>
          <text:p text:style-name="P18">Kraft, Fellowes. <text:span text:style-name="T1">Bruno's Journey</text:span><text:note text:id="ftn51" text:note-class="footnote"><text:note-citation>52</text:note-citation><text:note-body><text:p text:style-name="Footnote">This is a fictional book created by John Crowley.</text:p></text:note-body></text:note><text:note text:id="ftn52" text:note-class="footnote"><text:note-citation>53</text:note-citation><text:note-body><text:p text:style-name="Footnote">This was Kraft's first book.</text:p></text:note-body></text:note></text:p>
        </text:list-item>
        <text:list-item>
          <text:p text:style-name="P18">Kraft, Fellowes. <text:span text:style-name="T1">Under Saturn</text:span>.</text:p>
        </text:list-item>
        <text:list-item>
          <text:p text:style-name="P18">Kraft, Fellowes. <text:span text:style-name="T1">Darkling Plain</text:span>.</text:p>
        </text:list-item>
        <text:list-item>
          <text:p text:style-name="P18">Fludd, Robert. <text:span text:style-name="T1">Unnamed book</text:span>.<text:note text:id="ftn53" text:note-class="footnote"><text:note-citation>54</text:note-citation><text:note-body><text:p text:style-name="Footnote">This can only mean Fludd's <text:span text:style-name="T1">Utriusque Cosmi</text:span>, however, there were no publications in english prior to the late 20th century. I believe it is instead referring to the following, but there will never be a way to tell for certain. (Paracelsus. <text:span text:style-name="T1">The Hermetic and Alchemical Writings of Aureolus Philippus Theophrastus Bombast, of Hohenheim, Called Paracelsus the Great</text:span>. 1894.)</text:p></text:note-body></text:note></text:p>
        </text:list-item>
      </text:list>
      <text:h text:style-name="Heading_20_2" text:outline-level="2"><text:bookmark-start text:name="fratres---four"/>Fratres - Four<text:bookmark-end text:name="fratres---four"/></text:h>
      <text:list text:style-name="L19">
        <text:list-item>
          <text:p text:style-name="P19">"<text:span text:style-name="T1">Death's dream kingdom</text:span>". Unknown Poem.<text:note text:id="ftn54" text:note-class="footnote"><text:note-citation>55</text:note-citation><text:note-body><text:p text:style-name="Footnote">This must refer to T. S. Eliot's "The Hollow Men" from <text:span text:style-name="T1">Poems, 1909–1925</text:span> (Faber &amp; Faber Limited, 1925).</text:p></text:note-body></text:note></text:p>
        </text:list-item>
        <text:list-item>
          <text:p text:style-name="P19"><text:span text:style-name="T1">Picatrix: Das Ziel des Weisen von Pseudo-Magriti</text:span>, aus dem Arabischen ins Deutsche übersetzt von Hellmut Ritter und Martin Plessner [<text:span text:style-name="T1">Picatrix: The Goal of the Wise Man by Pseudo-Magriti</text:span>, translated from Arabic into German by Ritter and Plessner]. London: Warburg Institute, 1962</text:p>
        </text:list-item>
        <text:list-item>
          <text:p text:style-name="P19">Kraft, Fellowes. <text:span text:style-name="T1">Unfinished Final Novel</text:span>.</text:p>
        </text:list-item>
      </text:list>
      <text:h text:style-name="Heading_20_2" text:outline-level="2"><text:bookmark-start text:name="fratres---five^31"/>Fratres - Five<text:note text:id="ftn55" text:note-class="footnote"><text:note-citation>56</text:note-citation><text:note-body><text:p text:style-name="Footnote">Authors Mentioned: Cicero, Quintilian, St. Albertus Magus, St. Thomas Aquinas, Aristotle, St. Jerome, St. Ambrose, Augustine of Hippo, Lactantias, Horapollo </text:p></text:note-body></text:note><text:bookmark-end text:name="fratres---five^31"/></text:h>
      <text:list text:style-name="L20">
        <text:list-item>
          <text:p text:style-name="P20">Thomas, Saint. <text:span text:style-name="T1">The “Summa Theologica” of St. Thomas Aquinas</text:span>. 1917.</text:p>
        </text:list-item>
        <text:list-item>
          <text:p text:style-name="P20">Magus, Saint Albertus. <text:span text:style-name="T1">Commentaries on The “Summa Theologica”</text:span>.</text:p>
        </text:list-item>
        <text:list-item>
          <text:p text:style-name="P20">Magus, Saint Albertus. <text:span text:style-name="T1">On Sleeping and Being Awake”</text:span>.</text:p>
        </text:list-item>
        <text:list-item>
          <text:p text:style-name="P20">Magus, Saint Albertus. <text:span text:style-name="T1">Book of Secrets”</text:span>.</text:p>
        </text:list-item>
        <text:list-item>
          <text:p text:style-name="P20">de Sacrobosco, Johannes. <text:span text:style-name="T1">Tractatus de Sphæra</text:span>.</text:p>
        </text:list-item>
        <text:list-item>
          <text:p text:style-name="P20">Cecco of Ascoli. <text:span text:style-name="T1">Commentary on the Sphere</text:span>.1250.</text:p>
        </text:list-item>
        <text:list-item>
          <text:p text:style-name="P20">Solomon. <text:span text:style-name="T1">Shadows of Ideas</text:span>.<text:note text:id="ftn56" text:note-class="footnote"><text:note-citation>57</text:note-citation><text:note-body><text:p text:style-name="Footnote">A completely unnamed history book belonging to Miss Martha, Pierce's uncle Sam's Houskeeper.</text:p></text:note-body></text:note></text:p>
        </text:list-item>
        <text:list-item>
          <text:p text:style-name="P20">Ficcino, Marsilo. <text:span text:style-name="T1">De vita coelitis comparanda</text:span>.</text:p>
        </text:list-item>
        <text:list-item>
          <text:p text:style-name="P20">Horapollo. <text:span text:style-name="T1">Hieroglyphica</text:span>. ~1419.</text:p>
        </text:list-item>
        <text:list-item>
          <text:p text:style-name="P20">Iambilichus. <text:span text:style-name="T1">On the Mysteries of the Egyptians</text:span>.</text:p>
        </text:list-item>
        <text:list-item>
          <text:p text:style-name="P20">Apuleius. <text:span text:style-name="T1">The Golden Ass</text:span>. 158-180.</text:p>
        </text:list-item>
        <text:list-item>
          <text:p text:style-name="P20">al-Ḥakīm, Ghāyat. <text:span text:style-name="T1">Picatrix</text:span>.</text:p>
        </text:list-item>
      </text:list>
      <text:h text:style-name="Heading_20_2" text:outline-level="2"><text:bookmark-start text:name="fratres---six"/>Fratres - Six<text:bookmark-end text:name="fratres---six"/></text:h>
      <text:list text:style-name="L21">
        <text:list-item>
          <text:p text:style-name="P21"><text:span text:style-name="T1">Unnamed Children's Book</text:span>.<text:note text:id="ftn57" text:note-class="footnote"><text:note-citation>58</text:note-citation><text:note-body><text:p text:style-name="Footnote">I spent way too much time trying to track this book down. As best I can tell, there is no surviving children's "book about the family of mice who go traveling in a balloon" that was published in 1978 or before. </text:p></text:note-body></text:note></text:p>
        </text:list-item>
      </text:list>
      <text:h text:style-name="Heading_20_2" text:outline-level="2"><text:bookmark-start text:name="fratres---seven^33"/>Fratres - Seven<text:note text:id="ftn58" text:note-class="footnote"><text:note-citation>59</text:note-citation><text:note-body><text:p text:style-name="Footnote">Authors Mentioned: Cecco of Ascoli, Plato, Aristotle, Pythagoras, Plato, Epicurus, Marsilio Ficino </text:p></text:note-body></text:note><text:bookmark-end text:name="fratres---seven^33"/></text:h>
      <text:list text:style-name="L22">
        <text:list-item>
          <text:p text:style-name="P22"><text:span text:style-name="T1">Psalms 87 / Hebrew - English Bible / Mechon-Mamre</text:span>. <text:a xlink:type="simple" xlink:href="../mechon-mamre.org/p/pt/pt2687.htm" office:name=""><text:span text:style-name="Definition">mechon-mamre.org/p/pt/pt2687.htm</text:span></text:a>.</text:p>
        </text:list-item>
        <text:list-item>
          <text:p text:style-name="P22">Ficcino, Marsilio. <text:span text:style-name="T1">Pimander</text:span>. 1543.<text:note text:id="ftn59" text:note-class="footnote"><text:note-citation>60</text:note-citation><text:note-body><text:p text:style-name="Footnote">Klutstein, Ilana. “Ficino’s Hermetic Translations: English Translation of His Latin Pimander.” <text:span text:style-name="T1">Huji</text:span>, Feb. 2017, <text:a xlink:type="simple" xlink:href="../www.academia.edu/31423671/Ficinos_Hermetic_Translations_English_Translation_of_His_Latin_Pimander" office:name=""><text:span text:style-name="Definition">www.academia.edu/31423671/Ficinos_Hermetic_Translations_English_Translation_of_His_Latin_Pimander</text:span></text:a>.</text:p></text:note-body></text:note></text:p>
        </text:list-item>
      </text:list>
      <text:h text:style-name="Heading_20_2" text:outline-level="2"><text:bookmark-start text:name="fratres---eight^36"/>Fratres - Eight<text:note text:id="ftn60" text:note-class="footnote"><text:note-citation>61</text:note-citation><text:note-body><text:p text:style-name="Footnote">Authors Mentioned: Pythagoras, Zoroaster </text:p></text:note-body></text:note><text:bookmark-end text:name="fratres---eight^36"/></text:h>
      <text:list text:style-name="L23">
        <text:list-item>
          <text:p text:style-name="P23">de Sacrobosco, Johannes. <text:span text:style-name="T1">Tractatus de Sphæra</text:span>.</text:p>
        </text:list-item>
        <text:list-item>
          <text:p text:style-name="P23">Bruno, Giordano. <text:span text:style-name="T1">Ars Memoriae</text:span>. 1582.<text:note text:id="ftn61" text:note-class="footnote"><text:note-citation>62</text:note-citation><text:note-body><text:p text:style-name="Footnote">The book itself is not mentioned, instead Crowley only says, "He lectured on the <text:span text:style-name="T1">Ars memoriae</text:span>, and let it be whispered that he had fled a Dominican monastery..." The time-line for publication is still some time off at this stage of the history of Bruno, but it seems obvious that what he would be teaching is in fact the corpus of what would later become <text:span text:style-name="T1">Ars Memoriae</text:span>.</text:p></text:note-body></text:note></text:p>
        </text:list-item>
        <text:list-item>
          <text:p text:style-name="P23">Iambilichus. <text:span text:style-name="T1">On the Mysteries of the Egyptians</text:span>.</text:p>
        </text:list-item>
        <text:list-item>
          <text:p text:style-name="P23">Agrippa, Heinrich Cornelius. <text:span text:style-name="T1">De Occulta Philosophia</text:span>. 1533</text:p>
        </text:list-item>
        <text:list-item>
          <text:p text:style-name="P23"><text:span text:style-name="T1">ORPHIC HYMNS 1-40 - Theoi Classical Texts Library</text:span>. <text:a xlink:type="simple" xlink:href="../www.theoi.com/Text/OrphicHymns1.html" office:name=""><text:span text:style-name="Definition">www.theoi.com/Text/OrphicHymns1.html</text:span></text:a>.</text:p>
        </text:list-item>
        <text:list-item>
          <text:p text:style-name="P23">Lull, Ramón. <text:span text:style-name="T1">Ars Magna</text:span>. 1501.</text:p>
        </text:list-item>
        <text:list-item>
          <text:p text:style-name="P23">Copernicus, Nicolaus. De Revolutionibus Orbium Coelestium. 1543.</text:p>
        </text:list-item>
        <text:list-item>
          <text:p text:style-name="P23"><text:span text:style-name="T1">Das Nibelungenlied: Song of the Nibelungs</text:span>. Yale UP, 2006.</text:p>
        </text:list-item>
        <text:list-item>
          <text:p text:style-name="P23">Malory, Thomas. <text:span text:style-name="T1">Le Morte Darthur: The Winchester Manuscript</text:span>. Oxford UP, USA, 1998.</text:p>
        </text:list-item>
        <text:list-item>
          <text:p text:style-name="P23">Spenser, Edmund. <text:span text:style-name="T1">The Faerie Queene</text:span>. CUP Archive, 1920.</text:p>
        </text:list-item>
      </text:list>
      <text:h text:style-name="Heading_20_2" text:outline-level="2"><text:bookmark-start text:name="fratres---nine^37"/>Fratres - Nine<text:note text:id="ftn62" text:note-class="footnote"><text:note-citation>63</text:note-citation><text:note-body><text:p text:style-name="Footnote">Authors Mentioned: Copernicus, Aristotle, Lucretius, Cusanus, Antoine de la Faye </text:p></text:note-body></text:note><text:bookmark-end text:name="fratres---nine^37"/></text:h>
      <text:list text:style-name="L24">
        <text:list-item>
          <text:p text:style-name="P24">Bruno, Giordano. <text:span text:style-name="T1">De umbris idearum</text:span>. 1582.</text:p>
        </text:list-item>
      </text:list>
      <text:h text:style-name="Heading_20_2" text:outline-level="2"><text:bookmark-start text:name="fratres--ten^38"/>Fratres -Ten<text:note text:id="ftn63" text:note-class="footnote"><text:note-citation>64</text:note-citation><text:note-body><text:p text:style-name="Footnote">Authors Mentioned: John Dee, Giordano Bruno, Origen, Descartes, Peter Ramus, Francis Bacon</text:p></text:note-body></text:note><text:bookmark-end text:name="fratres--ten^38"/></text:h>
      <text:list text:style-name="L25">
        <text:list-item>
          <text:p text:style-name="P25"><text:span text:style-name="T1">Unknown volume of The Catholic Encyclopedia</text:span>.</text:p>
        </text:list-item>
        <text:list-item>
          <text:p text:style-name="P25">De Góngora Y Argote, Luis. <text:span text:style-name="T1">The Solitudes of Luis De Góngora</text:span>. 1968.</text:p>
        </text:list-item>
        <text:list-item>
          <text:p text:style-name="P25">Kraft, Fellowes. <text:span text:style-name="T1">Bitten Apples</text:span><text:note text:id="ftn64" text:note-class="footnote"><text:note-citation>65</text:note-citation><text:note-body><text:p text:style-name="Footnote">This is a fictional book created by John Crowley.</text:p></text:note-body></text:note></text:p>
        </text:list-item>
      </text:list>
      <text:h text:style-name="Heading_20_1" text:outline-level="1"><text:bookmark-start text:name="complete-list-of-authors-mentioned-in-ægypt"/>Complete List of Authors Mentioned in Ægypt<text:bookmark-end text:name="complete-list-of-authors-mentioned-in-ægypt"/></text:h>
      <text:list text:style-name="L26">
        <text:list-item>
          <text:p text:style-name="P26">Aeschylus</text:p>
        </text:list-item>
        <text:list-item>
          <text:p text:style-name="P26">Aleister Crowley</text:p>
        </text:list-item>
        <text:list-item>
          <text:p text:style-name="P26">Antoine de la Faye</text:p>
        </text:list-item>
        <text:list-item>
          <text:p text:style-name="P26">Aristotle</text:p>
        </text:list-item>
        <text:list-item>
          <text:p text:style-name="P26">Cecco of Ascoli</text:p>
        </text:list-item>
        <text:list-item>
          <text:p text:style-name="P26">Charles Dickens</text:p>
        </text:list-item>
        <text:list-item>
          <text:p text:style-name="P26">Charles Godfrey Leland</text:p>
        </text:list-item>
        <text:list-item>
          <text:p text:style-name="P26">Cicero</text:p>
        </text:list-item>
        <text:list-item>
          <text:p text:style-name="P26">Copernicus</text:p>
        </text:list-item>
        <text:list-item>
          <text:p text:style-name="P26">Thomas B. Costain</text:p>
        </text:list-item>
        <text:list-item>
          <text:p text:style-name="P26">Cusanus - Nicholas of Cusa</text:p>
        </text:list-item>
        <text:list-item>
          <text:p text:style-name="P26">Dante</text:p>
        </text:list-item>
        <text:list-item>
          <text:p text:style-name="P26">E. A. Wallis Budge</text:p>
        </text:list-item>
        <text:list-item>
          <text:p text:style-name="P26">Epicurus</text:p>
        </text:list-item>
        <text:list-item>
          <text:p text:style-name="P26">Euripides</text:p>
        </text:list-item>
        <text:list-item>
          <text:p text:style-name="P26">Francis Bacon</text:p>
        </text:list-item>
        <text:list-item>
          <text:p text:style-name="P26">François Rabelais</text:p>
        </text:list-item>
        <text:list-item>
          <text:p text:style-name="P26">Galileo Galilei</text:p>
        </text:list-item>
        <text:list-item>
          <text:p text:style-name="P26">Gerardus Mercator</text:p>
        </text:list-item>
        <text:list-item>
          <text:p text:style-name="P26">Giordano Bruno</text:p>
        </text:list-item>
        <text:list-item>
          <text:p text:style-name="P26">Hermes Trismegistus</text:p>
        </text:list-item>
        <text:list-item>
          <text:p text:style-name="P26">Homer</text:p>
        </text:list-item>
        <text:list-item>
          <text:p text:style-name="P26">Iamblichus</text:p>
        </text:list-item>
        <text:list-item>
          <text:p text:style-name="P26">Isaac Newton</text:p>
        </text:list-item>
        <text:list-item>
          <text:p text:style-name="P26">Jean-François Champollion</text:p>
        </text:list-item>
        <text:list-item>
          <text:p text:style-name="P26">Johannes Kepler</text:p>
        </text:list-item>
        <text:list-item>
          <text:p text:style-name="P26">John Dee</text:p>
        </text:list-item>
        <text:list-item>
          <text:p text:style-name="P26">Joseph Lincoln</text:p>
        </text:list-item>
        <text:list-item>
          <text:p text:style-name="P26">Karl Marx</text:p>
        </text:list-item>
        <text:list-item>
          <text:p text:style-name="P26">Kathleen Norris<text:note text:id="ftn65" text:note-class="footnote"><text:note-citation>66</text:note-citation><text:note-body><text:p text:style-name="Footnote">I'm reasonably sure that this is Kathleen Norris, but there is an argument to be made that he was referring to Frank Norris instead. </text:p></text:note-body></text:note></text:p>
        </text:list-item>
        <text:list-item>
          <text:p text:style-name="P26">Lady Mary Wortley Montagu</text:p>
        </text:list-item>
        <text:list-item>
          <text:p text:style-name="P26">Lactantius</text:p>
        </text:list-item>
        <text:list-item>
          <text:p text:style-name="P26">Lucretius</text:p>
        </text:list-item>
        <text:list-item>
          <text:p text:style-name="P26">Luis de Góngora</text:p>
        </text:list-item>
        <text:list-item>
          <text:p text:style-name="P26">Mackenzie</text:p>
        </text:list-item>
        <text:list-item>
          <text:p text:style-name="P26">Macdonald</text:p>
        </text:list-item>
        <text:list-item>
          <text:p text:style-name="P26">Margaret Mead</text:p>
        </text:list-item>
        <text:list-item>
          <text:p text:style-name="P26">Margaret Nofzinger</text:p>
        </text:list-item>
        <text:list-item>
          <text:p text:style-name="P26">Marsilio Ficcino</text:p>
        </text:list-item>
        <text:list-item>
          <text:p text:style-name="P26">Martin del Rio "Delrio"</text:p>
        </text:list-item>
        <text:list-item>
          <text:p text:style-name="P26">Mary Norton</text:p>
        </text:list-item>
        <text:list-item>
          <text:p text:style-name="P26">Miguel de Cervantes</text:p>
        </text:list-item>
        <text:list-item>
          <text:p text:style-name="P26">Origen</text:p>
        </text:list-item>
        <text:list-item>
          <text:p text:style-name="P26">Paracelsus</text:p>
        </text:list-item>
        <text:list-item>
          <text:p text:style-name="P26">Percy Bysshe Shelley</text:p>
        </text:list-item>
        <text:list-item>
          <text:p text:style-name="P26">Peter Ramus</text:p>
        </text:list-item>
        <text:list-item>
          <text:p text:style-name="P26">Plato</text:p>
        </text:list-item>
        <text:list-item>
          <text:p text:style-name="P26">Plotinus</text:p>
        </text:list-item>
        <text:list-item>
          <text:p text:style-name="P26">Polydore Virgil</text:p>
        </text:list-item>
        <text:list-item>
          <text:p text:style-name="P26">Proclus</text:p>
        </text:list-item>
        <text:list-item>
          <text:p text:style-name="P26">Pythagoras</text:p>
        </text:list-item>
        <text:list-item>
          <text:p text:style-name="P26">René Descartes</text:p>
        </text:list-item>
        <text:list-item>
          <text:p text:style-name="P26">Robert Fludd</text:p>
        </text:list-item>
        <text:list-item>
          <text:p text:style-name="P26">Ross Lockbridge</text:p>
        </text:list-item>
        <text:list-item>
          <text:p text:style-name="P26">Samuel Shellabarger</text:p>
        </text:list-item>
        <text:list-item>
          <text:p text:style-name="P26">Sir Walter Scott</text:p>
        </text:list-item>
        <text:list-item>
          <text:p text:style-name="P26">Sophocles</text:p>
        </text:list-item>
        <text:list-item>
          <text:p text:style-name="P26">Thomas Aquinas</text:p>
        </text:list-item>
        <text:list-item>
          <text:p text:style-name="P26">Thomas Babington Macaulay</text:p>
        </text:list-item>
        <text:list-item>
          <text:p text:style-name="P26">Thomas Milton</text:p>
        </text:list-item>
        <text:list-item>
          <text:p text:style-name="P26">Tycho Brahe</text:p>
        </text:list-item>
        <text:list-item>
          <text:p text:style-name="P26">Virgil</text:p>
        </text:list-item>
        <text:list-item>
          <text:p text:style-name="P26">William Shakespeare</text:p>
        </text:list-item>
        <text:list-item>
          <text:p text:style-name="P26">Zoroaster</text:p>
        </text:list-item>
      </text:list>
      <text:p text:style-name="Fir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9</meta:generator>
    <dc:title>A Bibliography of Ægypt by John Crowley</dc:title>
    <dc:description/>
    <dc:subject/>
    <meta:keyword/>
    <meta:initial-creator>Brian Murphy</meta:initial-creator>
    <dc:creator>Brian Murphy</dc:creator>
    <meta:creation-date>2024-09-06T18:05:35Z</meta:creation-date>
    <dc:date>2024-09-06T18:05:35Z</dc:date>
    <meta:user-defined meta:name="header-includes" meta:value-type="string"/>
  </office:meta>
</office:document-meta>
</file>